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2cm" fo:min-width="2.3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2cm" fo:min-width="3.1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2.861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2.7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2.2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3.6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0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2cm" fo:min-width="1.61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2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fill="none" draw:fill-color="#ffffff" draw:textarea-horizontal-align="center" draw:textarea-vertical-align="middle"/>
    </style:style>
    <style:style style:name="gr2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>
      <style:graphic-properties svg:stroke-width="0cm" draw:marker-start-width="0.0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dash" draw:stroke-dash="_32__20_Dots_20_1_20_Dash" svg:stroke-width="0cm" draw:marker-start-width="0.0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svg:stroke-width="0cm" draw:marker-start-width="0.05cm" draw:marker-end-width="0.0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.4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71cm" fo:min-width="0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9cm" fo:min-width="0cm"/>
    </style:style>
    <style:style style:name="pr1" style:family="presentation" style:parent-style-name="標準-notes">
      <style:graphic-properties draw:fill-color="#ffffff" fo:min-height="13.114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6" style:family="paragraph">
      <style:text-properties fo:font-family="さざなみゴシック" style:font-family-generic="swiss" style:font-pitch="variable" fo:font-size="10pt" style:font-size-asian="10pt" style:font-size-complex="10pt"/>
    </style:style>
    <style:style style:name="P7" style:family="paragraph">
      <style:text-properties fo:font-family="さざなみゴシック" style:font-family-generic="swiss" style:font-pitch="variable" fo:font-size="11pt" style:font-size-asian="11pt" style:font-size-complex="11pt"/>
    </style:style>
    <style:style style:name="P8" style:family="paragraph">
      <style:paragraph-properties fo:margin-left="0cm" fo:margin-right="0cm" fo:text-indent="0cm"/>
      <style:text-properties fo:font-family="さざなみゴシック" style:font-family-generic="swiss" style:font-pitch="variable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  <style:text-properties fo:font-family="さざなみゴシック" style:font-family-generic="swiss" style:font-pitch="variable" fo:font-size="16pt" style:font-size-asian="16pt" style:font-size-complex="16pt"/>
    </style:style>
    <style:style style:name="P14" style:family="paragraph">
      <style:paragraph-properties fo:text-align="start"/>
      <style:text-properties fo:font-family="さざなみゴシック" style:font-family-generic="swiss" style:font-pitch="variable"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family="さざなみゴシック" style:font-family-generic="swiss" style:font-pitch="variable" fo:font-size="16pt" style:font-size-asian="16pt" style:font-size-complex="16pt"/>
    </style:style>
    <style:style style:name="P16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1pt" style:font-size-asian="11pt" style:font-size-complex="11pt"/>
    </style:style>
    <style:style style:name="P20" style:family="paragraph"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さざなみゴシック" style:font-family-generic="swiss" style:font-pitch="variable" fo:font-size="10pt" style:font-size-asian="10pt" style:font-size-complex="10pt"/>
    </style:style>
    <style:style style:name="T5" style:family="text">
      <style:text-properties fo:font-family="さざなみゴシック" style:font-family-generic="swiss" style:font-pitch="variable" fo:font-size="11pt" style:font-size-asian="11pt" style:font-size-complex="11pt"/>
    </style:style>
    <style:style style:name="T6" style:family="text">
      <style:text-properties fo:font-family="さざなみゴシック" style:font-family-generic="swiss" style:font-pitch="variable"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さざなみゴシック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さざなみゴシック" style:font-family-generic="swiss" style:font-pitch="variable"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21">
        <office:forms form:automatic-focus="false" form:apply-design-mode="false"/>
        <draw:g>
          <draw:rect draw:style-name="gr1" draw:text-style-name="P2" draw:layer="layout" svg:width="3.567cm" svg:height="8.64cm" svg:x="5.5cm" svg:y="3.633cm">
            <text:p text:style-name="P1"><text:span text:style-name="T1">Int dev <text:s text:c="5"/></text:span></text:p>
            <text:p text:style-name="P1"><text:span text:style-name="T1">Proto *p[ ]</text:span></text:p>
            <text:p text:style-name="P1"><text:span text:style-name="T1"><text:s text:c="2"/></text:span><text:span text:style-name="T1">:</text:span></text:p>
            <text:p text:style-name="P1"><text:span text:style-name="T1">Proto *ipmux</text:span></text:p>
            <text:p text:style-name="P1"><text:span text:style-name="T1">IP <text:s text:c="2"/>*ip</text:span></text:p>
            <text:p text:style-name="P1"><text:span text:style-name="T1"><text:s text:c="2"/></text:span><text:span text:style-name="T1">:</text:span></text:p>
            <text:p text:style-name="P1"><text:span text:style-name="T1">Arp <text:s/></text:span></text:p>
            <text:p text:style-name="P1"><text:span text:style-name="T1"/></text:p>
            <text:p text:style-name="P1"><text:span text:style-name="T2"/></text:p>
          </draw:rect>
          <draw:rect draw:style-name="gr1" draw:text-style-name="P2" draw:layer="layout" svg:width="4.769cm" svg:height="12.567cm" svg:x="12.231cm" svg:y="3.638cm">
            <text:p text:style-name="P1"><text:span text:style-name="T1"><text:s/></text:span><text:span text:style-name="T1">: <text:s text:c="5"/></text:span></text:p>
            <text:p text:style-name="P1"><text:span text:style-name="T1">(*connect)(...)</text:span></text:p>
            <text:p text:style-name="P1"><text:span text:style-name="T1">(*announce)(...)</text:span></text:p>
            <text:p text:style-name="P1"><text:span text:style-name="T1">(*bind)(...)</text:span></text:p>
            <text:p text:style-name="P1"><text:span text:style-name="T1">(*state)(...)</text:span></text:p>
            <text:p text:style-name="P1"><text:span text:style-name="T1">(*create)(...)</text:span></text:p>
            <text:p text:style-name="P1"><text:span text:style-name="T1">(*close)(...)</text:span></text:p>
            <text:p text:style-name="P1"><text:span text:style-name="T1">(*rcv)(...)</text:span></text:p>
            <text:p text:style-name="P1"><text:span text:style-name="T1">(*ctl)(...)</text:span></text:p>
            <text:p text:style-name="P1"><text:span text:style-name="T1">(*advice)(...)</text:span></text:p>
            <text:p text:style-name="P1"><text:span text:style-name="T1">(*stats)(...)</text:span></text:p>
            <text:p text:style-name="P1"><text:span text:style-name="T1">(*local)(...)</text:span></text:p>
            <text:p text:style-name="P1"><text:span text:style-name="T1">(*remote)(...)</text:span></text:p>
            <text:p text:style-name="P1"><text:span text:style-name="T1"><text:s text:c="2"/></text:span><text:span text:style-name="T1">:</text:span></text:p>
            <text:p text:style-name="P1"><text:span text:style-name="T1">Fs <text:s text:c="2"/>*f</text:span></text:p>
            <text:p text:style-name="P1"><text:span text:style-name="T1">Conv <text:s/>**conmv</text:span></text:p>
            <text:p text:style-name="P1"><text:span text:style-name="T1"><text:s text:c="2"/></text:span><text:span text:style-name="T1">:</text:span></text:p>
            <text:p text:style-name="P1"><text:span text:style-name="T2"><text:s text:c="2"/></text:span><text:span text:style-name="T2">: <text:s/></text:span></text:p>
          </draw:rect>
          <draw:frame draw:style-name="gr2" draw:text-style-name="P4" draw:layer="layout" svg:width="2.862cm" svg:height="1.192cm" svg:x="5.559cm" svg:y="2.5cm">
            <draw:text-box>
              <text:p text:style-name="P3"><text:span text:style-name="T3">struct Fs</text:span></text:p>
            </draw:text-box>
          </draw:frame>
          <draw:frame draw:style-name="gr3" draw:text-style-name="P4" draw:layer="layout" svg:width="3.613cm" svg:height="1.192cm" svg:x="12.231cm" svg:y="2.505cm">
            <draw:text-box>
              <text:p text:style-name="P3"><text:span text:style-name="T3">struct Proto</text:span></text:p>
            </draw:text-box>
          </draw:frame>
          <draw:rect draw:style-name="gr1" draw:text-style-name="P2" draw:layer="layout" svg:width="5cm" svg:height="12.567cm" svg:x="22cm" svg:y="3.985cm">
            <text:p text:style-name="P1"><text:span text:style-name="T2"><text:s/></text:span><text:span text:style-name="T2">:</text:span><text:span text:style-name="T1"> <text:s text:c="5"/></text:span></text:p>
            <text:p text:style-name="P1"><text:span text:style-name="T1">Int <text:s/>x</text:span></text:p>
            <text:p text:style-name="P1"><text:span text:style-name="T1">Proto *p</text:span></text:p>
            <text:p text:style-name="P1"><text:span text:style-name="T1"><text:s text:c="2"/></text:span><text:span text:style-name="T1">:</text:span></text:p>
            <text:p text:style-name="P1"><text:span text:style-name="T1">uchar <text:s/>laddr[...]</text:span></text:p>
            <text:p text:style-name="P1"><text:span text:style-name="T1">uchat raddr[...]</text:span></text:p>
            <text:p text:style-name="P1"><text:span text:style-name="T1">ushort <text:s/>lport</text:span></text:p>
            <text:p text:style-name="P1"><text:span text:style-name="T1">ushort <text:s/>rport</text:span></text:p>
            <text:p text:style-name="P1"><text:span text:style-name="T1"><text:s text:c="2"/></text:span><text:span text:style-name="T1">:</text:span></text:p>
            <text:p text:style-name="P1"><text:span text:style-name="T1"><text:s text:c="2"/></text:span><text:span text:style-name="T1">:</text:span></text:p>
            <text:p text:style-name="P1"><text:span text:style-name="T1">Queue <text:s/>*rq</text:span></text:p>
            <text:p text:style-name="P1"><text:span text:style-name="T1">Queue <text:s/>*wq</text:span></text:p>
            <text:p text:style-name="P1"><text:span text:style-name="T1">Queue <text:s/>*eq</text:span></text:p>
            <text:p text:style-name="P1"><text:span text:style-name="T1">Queue <text:s/>*aq</text:span></text:p>
            <text:p text:style-name="P1"><text:span text:style-name="T1"><text:s text:c="2"/></text:span><text:span text:style-name="T1">:</text:span></text:p>
          </draw:rect>
          <draw:frame draw:style-name="gr4" draw:text-style-name="P4" draw:layer="layout" svg:width="3.361cm" svg:height="1.193cm" svg:x="22.338cm" svg:y="2.852cm">
            <draw:text-box>
              <text:p text:style-name="P3"><text:span text:style-name="T3">struct Conv</text:span></text:p>
            </draw:text-box>
          </draw:frame>
          <draw:g>
            <draw:rect draw:style-name="gr5" draw:layer="layout" svg:width="2.378cm" svg:height="3.927cm" svg:x="17.582cm" svg:y="12.278cm">
              <text:p text:style-name="P3"/>
            </draw:rect>
            <draw:line draw:style-name="gr6" draw:layer="layout" svg:x1="17.582cm" svg:y1="13.063cm" svg:x2="19.96cm" svg:y2="13.063cm">
              <text:p text:style-name="P3"/>
            </draw:line>
            <draw:line draw:style-name="gr6" draw:layer="layout" svg:x1="17.582cm" svg:y1="13.849cm" svg:x2="19.96cm" svg:y2="13.849cm">
              <text:p text:style-name="P3"/>
            </draw:line>
            <draw:line draw:style-name="gr6" draw:layer="layout" svg:x1="17.582cm" svg:y1="14.634cm" svg:x2="19.96cm" svg:y2="14.634cm">
              <text:p text:style-name="P3"/>
            </draw:line>
          </draw:g>
          <draw:g>
            <draw:rect draw:style-name="gr5" draw:layer="layout" svg:width="2.378cm" svg:height="3.927cm" svg:x="1.53cm" svg:y="3.638cm">
              <text:p text:style-name="P3"/>
            </draw:rect>
            <draw:line draw:style-name="gr6" draw:layer="layout" svg:x1="1.53cm" svg:y1="4.423cm" svg:x2="3.908cm" svg:y2="4.423cm">
              <text:p text:style-name="P3"/>
            </draw:line>
            <draw:line draw:style-name="gr6" draw:layer="layout" svg:x1="1.53cm" svg:y1="5.209cm" svg:x2="3.908cm" svg:y2="5.209cm">
              <text:p text:style-name="P3"/>
            </draw:line>
            <draw:line draw:style-name="gr6" draw:layer="layout" svg:x1="1.53cm" svg:y1="5.994cm" svg:x2="3.908cm" svg:y2="5.994cm">
              <text:p text:style-name="P3"/>
            </draw:line>
          </draw:g>
          <draw:line draw:style-name="gr7" draw:layer="layout" svg:x1="8.5cm" svg:y1="6.5cm" svg:x2="12.231cm" svg:y2="3.638cm">
            <text:p text:style-name="P3"/>
          </draw:line>
          <draw:line draw:style-name="gr7" draw:layer="layout" svg:x1="15.798cm" svg:y1="13.849cm" svg:x2="17.582cm" svg:y2="12.278cm">
            <text:p text:style-name="P3"/>
          </draw:line>
          <draw:line draw:style-name="gr7" draw:layer="layout" svg:x1="19cm" svg:y1="14.5cm" svg:x2="22cm" svg:y2="4cm">
            <text:p text:style-name="P3"/>
          </draw:line>
          <draw:line draw:style-name="gr7" draw:layer="layout" svg:x1="3.5cm" svg:y1="5.5cm" svg:x2="5.5cm" svg:y2="4cm">
            <text:p text:style-name="P3"/>
          </draw:line>
          <draw:frame draw:style-name="gr8" draw:text-style-name="P5" draw:layer="layout" svg:width="3.241cm" svg:height="1.793cm" svg:x="9cm" svg:y="6cm">
            <draw:text-box>
              <text:p text:style-name="P3"><text:span text:style-name="T1">Indexed by</text:span></text:p>
              <text:p text:style-name="P3"><text:span text:style-name="T1">QID.protocol</text:span></text:p>
            </draw:text-box>
          </draw:frame>
          <draw:frame draw:style-name="gr9" draw:text-style-name="P5" draw:layer="layout" svg:width="2.796cm" svg:height="1.793cm" svg:x="1.53cm" svg:y="9.021cm">
            <draw:text-box>
              <text:p text:style-name="P3"><text:span text:style-name="T1">Indexed by</text:span></text:p>
              <text:p text:style-name="P3"><text:span text:style-name="T1">Chan.dev</text:span></text:p>
            </draw:text-box>
          </draw:frame>
          <draw:frame draw:style-name="gr10" draw:text-style-name="P5" draw:layer="layout" svg:width="4.155cm" svg:height="1.793cm" svg:x="16.885cm" svg:y="16.324cm">
            <draw:text-box>
              <text:p text:style-name="P3"><text:span text:style-name="T1">Indexed by</text:span></text:p>
              <text:p text:style-name="P3"><text:span text:style-name="T1">QID.conversation</text:span></text:p>
            </draw:text-box>
          </draw:frame>
          <draw:g>
            <draw:g>
              <draw:rect draw:style-name="gr1" draw:text-style-name="P6" draw:layer="layout" svg:width="1.839cm" svg:height="1cm" svg:x="3.369cm" svg:y="16.5cm">
                <text:p text:style-name="P3"><text:span text:style-name="T4">protocol</text:span></text:p>
              </draw:rect>
              <draw:rect draw:style-name="gr1" draw:text-style-name="P7" draw:layer="layout" svg:width="3.066cm" svg:height="1cm" svg:x="5.208cm" svg:y="16.5cm">
                <text:p text:style-name="P3"><text:span text:style-name="T5">conversation</text:span></text:p>
              </draw:rect>
              <draw:rect draw:style-name="gr1" draw:text-style-name="P7" draw:layer="layout" svg:width="1.226cm" svg:height="1cm" svg:x="8.274cm" svg:y="16.5cm">
                <text:p text:style-name="P3"><text:span text:style-name="T5">type</text:span></text:p>
              </draw:rect>
            </draw:g>
            <draw:frame draw:style-name="gr11" draw:text-style-name="P8" draw:layer="layout" svg:width="1.528cm" svg:height="0.844cm" svg:x="1.53cm" svg:y="16.656cm">
              <draw:text-box>
                <text:p text:style-name="P3"><text:span text:style-name="T6">QID</text:span></text:p>
              </draw:text-box>
            </draw:frame>
          </draw:g>
          <draw:line draw:style-name="gr7" draw:text-style-name="P9" draw:layer="layout" svg:x1="12.231cm" svg:y1="13.849cm" svg:x2="9.853cm" svg:y2="12.278cm">
            <text:p text:style-name="P3"/>
          </draw:line>
          <draw:line draw:style-name="gr7" draw:text-style-name="P9" draw:layer="layout" svg:x1="22.5cm" svg:y1="7.5cm" svg:x2="17cm" svg:y2="3.5cm">
            <text:p text:style-name="P3"/>
          </draw:line>
          <draw:frame draw:style-name="gr12" draw:text-style-name="P4" draw:layer="layout" svg:width="2.112cm" svg:height="1.192cm" svg:x="1.343cm" svg:y="2.491cm">
            <draw:text-box>
              <text:p text:style-name="P3"><text:span text:style-name="T3">ipfs[]</text:span></text:p>
            </draw:text-box>
          </draw:frame>
        </draw:g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21">
        <office:forms form:automatic-focus="false" form:apply-design-mode="false"/>
        <draw:g>
          <draw:rect draw:style-name="gr14" draw:text-style-name="P11" draw:layer="layout" svg:width="7.083cm" svg:height="3.629cm" svg:x="13.417cm" svg:y="2cm">
            <text:p text:style-name="P1"><text:span text:style-name="T7"/></text:p>
            <text:p text:style-name="P1"><text:span text:style-name="T8">Ether-servant</text:span><text:span text:style-name="T9">: </text:span></text:p>
            <text:p text:style-name="P1"><text:span text:style-name="T9"><text:s/></text:span><text:span text:style-name="T9">provides</text:span></text:p>
            <text:p text:style-name="P1"><text:span text:style-name="T9"><text:s text:c="2"/></text:span><text:span text:style-name="T9">various ether card</text:span></text:p>
            <text:p text:style-name="P1"><text:span text:style-name="T9"><text:s text:c="2"/></text:span><text:span text:style-name="T9">drivers</text:span></text:p>
          </draw:rect>
          <draw:rect draw:style-name="gr14" draw:text-style-name="P13" draw:layer="layout" svg:width="4.348cm" svg:height="1.299cm" svg:x="16.083cm" svg:y="7.775cm">
            <text:p text:style-name="P12"><text:span text:style-name="T9">NE2000-driver</text:span></text:p>
          </draw:rect>
          <draw:rect draw:style-name="gr14" draw:text-style-name="P13" draw:layer="layout" svg:width="4.348cm" svg:height="1.301cm" svg:x="16.083cm" svg:y="9.506cm">
            <text:p text:style-name="P12"><text:span text:style-name="T9">8139-driver</text:span></text:p>
          </draw:rect>
          <draw:rect draw:style-name="gr14" draw:text-style-name="P13" draw:layer="layout" svg:width="4.348cm" svg:height="1.299cm" svg:x="16.083cm" svg:y="11.239cm">
            <text:p text:style-name="P12"><text:span text:style-name="T9">...</text:span></text:p>
          </draw:rect>
          <draw:rect draw:style-name="gr14" draw:text-style-name="P13" draw:layer="layout" svg:width="4.348cm" svg:height="1.301cm" svg:x="16.083cm" svg:y="12.969cm">
            <text:p text:style-name="P12"><text:span text:style-name="T9">...</text:span></text:p>
          </draw:rect>
          <draw:rect draw:style-name="gr14" draw:text-style-name="P13" draw:layer="layout" svg:width="4.348cm" svg:height="1.299cm" svg:x="16.083cm" svg:y="14.701cm">
            <text:p text:style-name="P12"><text:span text:style-name="T9">...</text:span></text:p>
          </draw:rect>
          <draw:rect draw:style-name="gr14" draw:text-style-name="P13" draw:layer="layout" svg:width="4.348cm" svg:height="1.298cm" svg:x="16.152cm" svg:y="6.106cm">
            <text:p text:style-name="P12"><text:span text:style-name="T9">Lance-driver</text:span></text:p>
          </draw:rect>
          <draw:line draw:style-name="gr6" draw:text-style-name="P9" draw:layer="layout" svg:x1="15.462cm" svg:y1="5.719cm" svg:x2="15.462cm" svg:y2="15.486cm">
            <text:p text:style-name="P3"/>
          </draw:line>
          <draw:line draw:style-name="gr6" draw:text-style-name="P9" draw:layer="layout" svg:x1="16.083cm" svg:y1="6.747cm" svg:x2="15.462cm" svg:y2="6.747cm">
            <text:p text:style-name="P3"/>
          </draw:line>
          <draw:line draw:style-name="gr6" draw:text-style-name="P9" draw:layer="layout" svg:x1="16.083cm" svg:y1="8.289cm" svg:x2="15.462cm" svg:y2="8.289cm">
            <text:p text:style-name="P3"/>
          </draw:line>
          <draw:line draw:style-name="gr6" draw:text-style-name="P9" draw:layer="layout" svg:x1="16.083cm" svg:y1="10.345cm" svg:x2="15.462cm" svg:y2="10.345cm">
            <text:p text:style-name="P3"/>
          </draw:line>
          <draw:line draw:style-name="gr6" draw:text-style-name="P9" draw:layer="layout" svg:x1="16.083cm" svg:y1="11.888cm" svg:x2="15.462cm" svg:y2="11.888cm">
            <text:p text:style-name="P3"/>
          </draw:line>
          <draw:line draw:style-name="gr6" draw:text-style-name="P9" draw:layer="layout" svg:x1="16.083cm" svg:y1="13.944cm" svg:x2="15.462cm" svg:y2="13.944cm">
            <text:p text:style-name="P3"/>
          </draw:line>
          <draw:line draw:style-name="gr6" draw:text-style-name="P9" draw:layer="layout" svg:x1="16.083cm" svg:y1="15.486cm" svg:x2="15.462cm" svg:y2="15.486cm">
            <text:p text:style-name="P3"/>
          </draw:line>
          <draw:rect draw:style-name="gr14" draw:text-style-name="P14" draw:layer="layout" svg:width="7.083cm" svg:height="3.629cm" svg:x="3.5cm" svg:y="2cm">
            <text:p text:style-name="P1"><text:span text:style-name="T6"/></text:p>
            <text:p text:style-name="P1"><text:span text:style-name="T8">IP-servant</text:span><text:span text:style-name="T9">:</text:span></text:p>
            <text:p text:style-name="P1"><text:span text:style-name="T9"><text:s/></text:span><text:span text:style-name="T9">provides</text:span></text:p>
            <text:p text:style-name="P1"><text:span text:style-name="T9"><text:s text:c="2"/></text:span><text:span text:style-name="T9">Protocol stack <text:s/></text:span></text:p>
            <text:p text:style-name="P1"><text:span text:style-name="T6"><text:s text:c="2"/></text:span><text:span text:style-name="T9">services</text:span></text:p>
          </draw:rect>
          <draw:rect draw:style-name="gr14" draw:text-style-name="P13" draw:layer="layout" svg:width="3cm" svg:height="2cm" svg:x="4cm" svg:y="7cm">
            <text:p text:style-name="P12"><text:span text:style-name="T9">TCP</text:span></text:p>
          </draw:rect>
          <draw:rect draw:style-name="gr14" draw:text-style-name="P13" draw:layer="layout" svg:width="2.959cm" svg:height="2cm" svg:x="7.541cm" svg:y="7cm">
            <text:p text:style-name="P12"><text:span text:style-name="T9">UDP</text:span></text:p>
          </draw:rect>
          <draw:rect draw:style-name="gr14" draw:text-style-name="P13" draw:id="id2" draw:layer="layout" svg:width="3cm" svg:height="2cm" svg:x="6cm" svg:y="10cm">
            <text:p text:style-name="P12"><text:span text:style-name="T9">IP</text:span></text:p>
          </draw:rect>
          <draw:rect draw:style-name="gr14" draw:text-style-name="P13" draw:layer="layout" svg:width="2cm" svg:height="1.5cm" svg:x="3.5cm" svg:y="10cm">
            <text:p text:style-name="P12"><text:span text:style-name="T9">ICMP</text:span></text:p>
          </draw:rect>
          <draw:rect draw:style-name="gr14" draw:text-style-name="P13" draw:layer="layout" svg:width="2.083cm" svg:height="1.5cm" svg:x="3.5cm" svg:y="12cm">
            <text:p text:style-name="P12"><text:span text:style-name="T9">ARP</text:span></text:p>
          </draw:rect>
          <draw:rect draw:style-name="gr14" draw:text-style-name="P15" draw:layer="layout" svg:width="2.5cm" svg:height="2cm" svg:x="9.5cm" svg:y="10cm">
            <text:p text:style-name="P12"><text:span text:style-name="T9">iproute</text:span></text:p>
          </draw:rect>
          <draw:rect draw:style-name="gr14" draw:text-style-name="P13" draw:id="id1" draw:layer="layout" svg:width="4cm" svg:height="2cm" svg:x="6cm" svg:y="13.5cm">
            <text:p text:style-name="P12"><text:span text:style-name="T9">ethermedium</text:span></text:p>
          </draw:rect>
          <draw:connector draw:style-name="gr15" draw:text-style-name="P9" draw:layer="layout" draw:type="lines" draw:line-skew="1.45cm" svg:x1="10cm" svg:y1="14.5cm" svg:x2="14.353cm" svg:y2="5.84cm" draw:start-shape="id1" draw:start-glue-point="1">
            <text:p text:style-name="P3"/>
          </draw:connector>
          <draw:connector draw:style-name="gr15" draw:text-style-name="P9" draw:layer="layout" draw:type="line" svg:x1="7.5cm" svg:y1="12cm" svg:x2="7.496cm" svg:y2="13.395cm" draw:start-shape="id2" draw:start-glue-point="2">
            <text:p text:style-name="P3"/>
          </draw:connector>
          <draw:line draw:style-name="gr16" draw:text-style-name="P9" draw:layer="layout" svg:x1="7.5cm" svg:y1="5.5cm" svg:x2="5.5cm" svg:y2="7cm">
            <text:p text:style-name="P3"/>
          </draw:line>
          <draw:line draw:style-name="gr16" draw:text-style-name="P9" draw:layer="layout" svg:x1="7.5cm" svg:y1="5.5cm" svg:x2="9cm" svg:y2="7cm">
            <text:p text:style-name="P3"/>
          </draw:line>
          <draw:line draw:style-name="gr16" draw:text-style-name="P9" draw:layer="layout" svg:x1="6cm" svg:y1="9cm" svg:x2="7.5cm" svg:y2="10cm">
            <text:p text:style-name="P3"/>
          </draw:line>
          <draw:line draw:style-name="gr16" draw:text-style-name="P9" draw:layer="layout" svg:x1="9cm" svg:y1="9cm" svg:x2="7.5cm" svg:y2="10cm">
            <text:p text:style-name="P3"/>
          </draw:line>
        </draw:g>
        <presentation:notes draw:style-name="dp2">
          <draw:page-thumbnail draw:style-name="gr13" draw:layer="layout" svg:width="14.848cm" svg:height="11.135cm" svg:x="3.075cm" svg:y="2.257cm" draw:page-number="2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21">
        <office:forms form:automatic-focus="false" form:apply-design-mode="false"/>
        <draw:g>
          <draw:frame draw:style-name="gr17" draw:text-style-name="P16" draw:layer="layout" svg:width="0.5cm" svg:height="7.073cm" svg:x="19.5cm" svg:y="2.491cm">
            <draw:text-box>
              <text:p text:style-name="P3">ipwrite()</text:p>
            </draw:text-box>
          </draw:frame>
          <draw:g>
            <draw:rect draw:style-name="gr18" draw:text-style-name="P9" draw:layer="layout" svg:width="6.5cm" svg:height="4cm" svg:x="19cm" svg:y="1cm">
              <text:p text:style-name="P3"/>
            </draw:rect>
            <draw:rect draw:style-name="gr5" draw:text-style-name="P9" draw:layer="layout" svg:width="5cm" svg:height="2cm" svg:x="19.5cm" svg:y="2cm">
              <text:p text:style-name="P3"/>
            </draw:rect>
            <draw:frame draw:style-name="gr19" draw:text-style-name="P17" draw:layer="layout" svg:width="4.219cm" svg:height="0.721cm" svg:x="19.781cm" svg:y="3.279cm">
              <draw:text-box>
                <text:p text:style-name="P3"><text:span text:style-name="T10">qwrite(c-&gt;wq, a, n)</text:span></text:p>
              </draw:text-box>
            </draw:frame>
            <draw:frame draw:style-name="gr20" draw:text-style-name="P16" draw:layer="layout" svg:width="2.657cm" svg:height="0.721cm" svg:x="19.843cm" svg:y="1.779cm">
              <draw:text-box>
                <text:p text:style-name="P3"><text:span text:style-name="T10">Ipwrite( <text:s/>)</text:span></text:p>
              </draw:text-box>
            </draw:frame>
          </draw:g>
          <draw:g>
            <draw:rect draw:style-name="gr18" draw:text-style-name="P9" draw:layer="layout" svg:width="6cm" svg:height="4cm" svg:x="15cm" svg:y="7.5cm">
              <text:p text:style-name="P3"/>
            </draw:rect>
            <draw:frame draw:style-name="gr20" draw:text-style-name="P16" draw:layer="layout" svg:width="1.484cm" svg:height="0.721cm" svg:x="15.516cm" svg:y="7cm">
              <draw:text-box>
                <text:p text:style-name="P3"><text:span text:style-name="T10">udp.c</text:span></text:p>
              </draw:text-box>
            </draw:frame>
            <draw:rect draw:style-name="gr5" draw:text-style-name="P9" draw:layer="layout" svg:width="5cm" svg:height="2cm" svg:x="15.5cm" svg:y="8.5cm">
              <text:p text:style-name="P3"/>
            </draw:rect>
            <draw:frame draw:style-name="gr19" draw:text-style-name="P17" draw:layer="layout" svg:width="2.462cm" svg:height="0.721cm" svg:x="15.781cm" svg:y="9.779cm">
              <draw:text-box>
                <text:p text:style-name="P3"><text:span text:style-name="T10">Ipoput4( )</text:span></text:p>
              </draw:text-box>
            </draw:frame>
            <draw:frame draw:style-name="gr20" draw:text-style-name="P16" draw:layer="layout" svg:width="2.669cm" svg:height="0.721cm" svg:x="15.843cm" svg:y="8.279cm">
              <draw:text-box>
                <text:p text:style-name="P3"><text:span text:style-name="T10">udpkick( <text:s/>)</text:span></text:p>
              </draw:text-box>
            </draw:frame>
          </draw:g>
          <draw:g>
            <draw:rect draw:style-name="gr18" draw:text-style-name="P9" draw:layer="layout" svg:width="6cm" svg:height="4cm" svg:x="21.5cm" svg:y="7.5cm">
              <text:p text:style-name="P3"/>
            </draw:rect>
            <draw:frame draw:style-name="gr20" draw:text-style-name="P16" draw:layer="layout" svg:width="1.48cm" svg:height="0.721cm" svg:x="22.02cm" svg:y="7cm">
              <draw:text-box>
                <text:p text:style-name="P3"><text:span text:style-name="T10">tcp.c</text:span></text:p>
              </draw:text-box>
            </draw:frame>
            <draw:rect draw:style-name="gr5" draw:text-style-name="P9" draw:layer="layout" svg:width="5cm" svg:height="2cm" svg:x="22cm" svg:y="8.5cm">
              <text:p text:style-name="P3"/>
            </draw:rect>
            <draw:frame draw:style-name="gr19" draw:text-style-name="P17" draw:layer="layout" svg:width="4.219cm" svg:height="0.721cm" svg:x="22.281cm" svg:y="9.779cm">
              <draw:text-box>
                <text:p text:style-name="P3"><text:span text:style-name="T10">qwrite(c-&gt;wq, a, n)</text:span></text:p>
              </draw:text-box>
            </draw:frame>
            <draw:frame draw:style-name="gr20" draw:text-style-name="P16" draw:layer="layout" svg:width="2.665cm" svg:height="0.721cm" svg:x="22.343cm" svg:y="8.279cm">
              <draw:text-box>
                <text:p text:style-name="P3"><text:span text:style-name="T10">tcpkick( <text:s/>)</text:span></text:p>
              </draw:text-box>
            </draw:frame>
          </draw:g>
          <draw:g>
            <draw:rect draw:style-name="gr18" draw:text-style-name="P9" draw:layer="layout" svg:width="6cm" svg:height="4cm" svg:x="18cm" svg:y="14cm">
              <text:p text:style-name="P3"/>
            </draw:rect>
            <draw:rect draw:style-name="gr5" draw:text-style-name="P9" draw:layer="layout" svg:width="5cm" svg:height="2cm" svg:x="18.5cm" svg:y="15cm">
              <text:p text:style-name="P3"/>
            </draw:rect>
            <draw:frame draw:style-name="gr19" draw:text-style-name="P17" draw:layer="layout" svg:width="4.219cm" svg:height="0.721cm" svg:x="18.781cm" svg:y="16.279cm">
              <draw:text-box>
                <text:p text:style-name="P3"><text:span text:style-name="T10">ipifc-&gt;m-&gt;bwrite( )</text:span></text:p>
              </draw:text-box>
            </draw:frame>
            <draw:frame draw:style-name="gr20" draw:text-style-name="P16" draw:layer="layout" svg:width="2.661cm" svg:height="0.721cm" svg:x="18.843cm" svg:y="14.779cm">
              <draw:text-box>
                <text:p text:style-name="P3"><text:span text:style-name="T10">ipoput4( <text:s/>)</text:span></text:p>
              </draw:text-box>
            </draw:frame>
            <draw:rect draw:style-name="gr18" draw:text-style-name="P9" draw:layer="layout" svg:width="6cm" svg:height="4cm" svg:x="18cm" svg:y="14cm">
              <text:p text:style-name="P3"/>
            </draw:rect>
            <draw:rect draw:style-name="gr5" draw:text-style-name="P9" draw:layer="layout" svg:width="5cm" svg:height="2cm" svg:x="18.5cm" svg:y="15cm">
              <text:p text:style-name="P3"/>
            </draw:rect>
            <draw:frame draw:style-name="gr20" draw:text-style-name="P16" draw:layer="layout" svg:width="2.661cm" svg:height="0.721cm" svg:x="18.843cm" svg:y="14.779cm">
              <draw:text-box>
                <text:p text:style-name="P3"><text:span text:style-name="T10">ipoput4( <text:s/>)</text:span></text:p>
              </draw:text-box>
            </draw:frame>
          </draw:g>
          <draw:g>
            <draw:frame draw:style-name="gr20" draw:text-style-name="P18" draw:layer="layout" svg:width="1.353cm" svg:height="0.759cm" svg:x="3.147cm" svg:y="0.5cm">
              <draw:text-box>
                <text:p text:style-name="P3"><text:span text:style-name="T7">ip.c</text:span></text:p>
              </draw:text-box>
            </draw:frame>
            <draw:rect draw:style-name="gr5" draw:text-style-name="P9" draw:layer="layout" svg:width="5cm" svg:height="2cm" svg:x="3cm" svg:y="2cm">
              <text:p text:style-name="P3"/>
            </draw:rect>
            <draw:frame draw:style-name="gr20" draw:text-style-name="P16" draw:layer="layout" svg:width="2.661cm" svg:height="0.721cm" svg:x="3.343cm" svg:y="1.779cm">
              <draw:text-box>
                <text:p text:style-name="P3"><text:span text:style-name="T10">ipoput4( <text:s/>)</text:span></text:p>
              </draw:text-box>
            </draw:frame>
            <draw:rect draw:style-name="gr18" draw:text-style-name="P9" draw:layer="layout" svg:width="6cm" svg:height="3.5cm" svg:x="2.5cm" svg:y="1cm">
              <text:p text:style-name="P3"/>
            </draw:rect>
            <draw:frame draw:style-name="gr20" draw:text-style-name="P18" draw:layer="layout" svg:width="3.262cm" svg:height="0.759cm" svg:x="3.147cm" svg:y="0.5cm">
              <draw:text-box>
                <text:p text:style-name="P3"><text:span text:style-name="T7">ethermedium.c</text:span></text:p>
              </draw:text-box>
            </draw:frame>
            <draw:rect draw:style-name="gr5" draw:text-style-name="P9" draw:layer="layout" svg:width="5cm" svg:height="2cm" svg:x="3cm" svg:y="2cm">
              <text:p text:style-name="P3"/>
            </draw:rect>
            <draw:frame draw:style-name="gr19" draw:text-style-name="P17" draw:layer="layout" svg:width="4.418cm" svg:height="0.721cm" svg:x="3.082cm" svg:y="3cm">
              <draw:text-box>
                <text:p text:style-name="P3"><text:span text:style-name="T10">devtab[.]-&gt;bwrite( )</text:span></text:p>
              </draw:text-box>
            </draw:frame>
            <draw:frame draw:style-name="gr20" draw:text-style-name="P16" draw:layer="layout" svg:width="3.249cm" svg:height="0.721cm" svg:x="3.343cm" svg:y="1.779cm">
              <draw:text-box>
                <text:p text:style-name="P3"><text:span text:style-name="T10">ethrbwrite( <text:s/>)</text:span></text:p>
              </draw:text-box>
            </draw:frame>
          </draw:g>
          <draw:g>
            <draw:rect draw:style-name="gr18" draw:text-style-name="P9" draw:layer="layout" svg:width="6cm" svg:height="6cm" svg:x="2.5cm" svg:y="12cm">
              <text:p text:style-name="P3"/>
            </draw:rect>
            <draw:rect draw:style-name="gr1" draw:text-style-name="P19" draw:layer="layout" svg:width="5.033cm" svg:height="1.067cm" svg:x="3cm" svg:y="12.933cm">
              <text:p text:style-name="P12"><text:span text:style-name="T10">Txstart( )</text:span></text:p>
            </draw:rect>
            <draw:rect draw:style-name="gr5" draw:text-style-name="P9" draw:layer="layout" svg:width="5cm" svg:height="2cm" svg:x="3cm" svg:y="14.5cm">
              <text:p text:style-name="P3"/>
            </draw:rect>
            <draw:frame draw:style-name="gr21" draw:text-style-name="P16" draw:layer="layout" svg:width="2.661cm" svg:height="0.775cm" svg:x="3.343cm" svg:y="14.279cm">
              <draw:text-box>
                <text:p text:style-name="P3"><text:span text:style-name="T10">ipoput4( <text:s/>)</text:span></text:p>
              </draw:text-box>
            </draw:frame>
            <draw:rect draw:style-name="gr5" draw:text-style-name="P9" draw:layer="layout" svg:width="5cm" svg:height="2cm" svg:x="3cm" svg:y="14.5cm">
              <text:p text:style-name="P3"/>
            </draw:rect>
            <draw:frame draw:style-name="gr22" draw:text-style-name="P16" draw:layer="layout" svg:width="4.418cm" svg:height="1.191cm" svg:x="3.082cm" svg:y="15cm">
              <draw:text-box>
                <text:p text:style-name="P3"><text:span text:style-name="T10">Bp = qget(ether-&gt;oq)</text:span></text:p>
                <text:p text:style-name="P3"><text:span text:style-name="T10">dp8930write( )</text:span></text:p>
              </draw:text-box>
            </draw:frame>
            <draw:frame draw:style-name="gr21" draw:text-style-name="P16" draw:layer="layout" svg:width="2.661cm" svg:height="0.775cm" svg:x="3.276cm" svg:y="14.112cm">
              <draw:text-box>
                <text:p text:style-name="P3"><text:span text:style-name="T10">txstart( <text:s/>)</text:span></text:p>
              </draw:text-box>
            </draw:frame>
            <draw:frame draw:style-name="gr20" draw:text-style-name="P16" draw:layer="layout" svg:width="2.657cm" svg:height="0.721cm" svg:x="4.033cm" svg:y="12.5cm">
              <draw:text-box>
                <text:p text:style-name="P3"><text:span text:style-name="T10">Transmit( )</text:span></text:p>
              </draw:text-box>
            </draw:frame>
            <draw:rect draw:style-name="gr5" draw:text-style-name="P19" draw:layer="layout" svg:width="5cm" svg:height="0.5cm" svg:x="3cm" svg:y="17cm">
              <text:p text:style-name="P3"/>
            </draw:rect>
            <draw:frame draw:style-name="gr20" draw:text-style-name="P16" draw:layer="layout" svg:width="3.241cm" svg:height="0.721cm" svg:x="3.685cm" svg:y="16.699cm">
              <draw:text-box>
                <text:p text:style-name="P3"><text:span text:style-name="T10">Dp8930write( )</text:span></text:p>
              </draw:text-box>
            </draw:frame>
          </draw:g>
          <draw:g>
            <draw:rect draw:style-name="gr14" draw:text-style-name="P19" draw:layer="layout" svg:width="6cm" svg:height="1cm" svg:x="2.5cm" svg:y="19.5cm">
              <text:p text:style-name="P12"><text:span text:style-name="T10">Txstart( )</text:span></text:p>
            </draw:rect>
            <draw:rect draw:style-name="gr18" draw:text-style-name="P19" draw:layer="layout" svg:width="0.5cm" svg:height="0.5cm" svg:x="2cm" svg:y="19cm">
              <text:p text:style-name="P3"/>
            </draw:rect>
          </draw:g>
          <draw:g>
            <draw:frame draw:style-name="gr20" draw:text-style-name="P16" draw:layer="layout" svg:width="2.661cm" svg:height="0.721cm" svg:x="3.444cm" svg:y="6.413cm">
              <draw:text-box>
                <text:p text:style-name="P3"><text:span text:style-name="T10">ipoput4( <text:s/>)</text:span></text:p>
              </draw:text-box>
            </draw:frame>
            <draw:rect draw:style-name="gr18" draw:text-style-name="P9" draw:layer="layout" svg:width="6cm" svg:height="5.5cm" svg:x="2.634cm" svg:y="5.701cm">
              <text:p text:style-name="P3"/>
            </draw:rect>
            <draw:rect draw:style-name="gr5" draw:text-style-name="P9" draw:layer="layout" svg:width="5.033cm" svg:height="1.567cm" svg:x="3.101cm" svg:y="6.634cm">
              <text:p text:style-name="P3"/>
            </draw:rect>
            <draw:frame draw:style-name="gr23" draw:text-style-name="P16" draw:layer="layout" svg:width="2.462cm" svg:height="0.933cm" svg:x="3.672cm" svg:y="7.268cm">
              <draw:text-box>
                <text:p text:style-name="P3"><text:span text:style-name="T10">Etheroq( )</text:span></text:p>
              </draw:text-box>
            </draw:frame>
            <draw:frame draw:style-name="gr20" draw:text-style-name="P16" draw:layer="layout" svg:width="3.444cm" svg:height="0.721cm" svg:x="3.377cm" svg:y="6.246cm">
              <draw:text-box>
                <text:p text:style-name="P3"><text:span text:style-name="T10">etherbwrite( <text:s/>)</text:span></text:p>
              </draw:text-box>
            </draw:frame>
            <draw:rect draw:style-name="gr5" draw:text-style-name="P9" draw:layer="layout" svg:width="5cm" svg:height="2cm" svg:x="3.101cm" svg:y="8.799cm">
              <text:p text:style-name="P3"/>
            </draw:rect>
            <draw:frame draw:style-name="gr21" draw:text-style-name="P16" draw:layer="layout" svg:width="2.661cm" svg:height="0.775cm" svg:x="3.339cm" svg:y="8.5cm">
              <draw:text-box>
                <text:p text:style-name="P3"><text:span text:style-name="T10">ipoput4( <text:s/>)</text:span></text:p>
              </draw:text-box>
            </draw:frame>
            <draw:rect draw:style-name="gr5" draw:text-style-name="P9" draw:layer="layout" svg:width="5cm" svg:height="2cm" svg:x="3.101cm" svg:y="8.799cm">
              <text:p text:style-name="P3"/>
            </draw:rect>
            <draw:frame draw:style-name="gr22" draw:text-style-name="P16" draw:layer="layout" svg:width="4.033cm" svg:height="1.191cm" svg:x="3.183cm" svg:y="9.299cm">
              <draw:text-box>
                <text:p text:style-name="P3"><text:span text:style-name="T10">qbwrite(ether-&gt;oq)</text:span></text:p>
                <text:p text:style-name="P3"><text:span text:style-name="T10">ether-&gt;transmit( )</text:span></text:p>
              </draw:text-box>
            </draw:frame>
            <draw:frame draw:style-name="gr21" draw:text-style-name="P16" draw:layer="layout" svg:width="2.657cm" svg:height="0.775cm" svg:x="3.343cm" svg:y="8.5cm">
              <draw:text-box>
                <text:p text:style-name="P3"><text:span text:style-name="T10">etheroq( <text:s/>)</text:span></text:p>
              </draw:text-box>
            </draw:frame>
          </draw:g>
          <draw:frame draw:style-name="gr20" draw:text-style-name="P16" draw:layer="layout" svg:width="2.462cm" svg:height="0.721cm" svg:x="3.533cm" svg:y="5.224cm">
            <draw:text-box>
              <text:p text:style-name="P3"><text:span text:style-name="T10">devether,c</text:span></text:p>
            </draw:text-box>
          </draw:frame>
          <draw:g>
            <draw:g>
              <draw:circle draw:style-name="gr5" draw:text-style-name="P19" draw:layer="layout" svg:width="0.5cm" svg:height="0.5cm" svg:x="10cm" svg:y="10.5cm">
                <text:p text:style-name="P3"/>
              </draw:circle>
              <draw:circle draw:style-name="gr24" draw:text-style-name="P19" draw:layer="layout" svg:width="0.5cm" svg:height="0.5cm" svg:x="10cm" svg:y="11cm">
                <text:p text:style-name="P3"/>
              </draw:circle>
              <draw:circle draw:style-name="gr25" draw:text-style-name="P19" draw:layer="layout" svg:width="0.5cm" svg:height="0.5cm" svg:x="10cm" svg:y="11.5cm">
                <text:p text:style-name="P3"/>
              </draw:circle>
            </draw:g>
            <draw:line draw:style-name="gr26" draw:text-style-name="P19" draw:layer="layout" svg:x1="10cm" svg:y1="10.5cm" svg:x2="10cm" svg:y2="12cm">
              <text:p text:style-name="P3"/>
            </draw:line>
            <draw:line draw:style-name="gr27" draw:text-style-name="P19" draw:layer="layout" svg:x1="10.5cm" svg:y1="10.5cm" svg:x2="10.5cm" svg:y2="12cm">
              <text:p text:style-name="P3"/>
            </draw:line>
          </draw:g>
          <draw:frame draw:style-name="gr28" draw:text-style-name="P16" draw:layer="layout" svg:width="2.952cm" svg:height="0.821cm" svg:x="3.398cm" svg:y="11.5cm">
            <draw:text-box>
              <text:p text:style-name="P3"><text:span text:style-name="T10">ether8390( )</text:span></text:p>
            </draw:text-box>
          </draw:frame>
          <draw:frame draw:style-name="gr28" draw:text-style-name="P16" draw:layer="layout" svg:width="1.974cm" svg:height="0.821cm" svg:x="20cm" svg:y="0.5cm">
            <draw:text-box>
              <text:p text:style-name="P3"><text:span text:style-name="T10">devip.c</text:span></text:p>
            </draw:text-box>
          </draw:frame>
          <draw:frame draw:style-name="gr29" draw:text-style-name="P17" draw:layer="layout" svg:width="2.376cm" svg:height="0.821cm" svg:x="8.624cm" svg:y="19.679cm">
            <draw:text-box>
              <text:p text:style-name="P3"><text:span text:style-name="T10">interrupt</text:span></text:p>
            </draw:text-box>
          </draw:frame>
          <draw:frame draw:style-name="gr28" draw:text-style-name="P16" draw:layer="layout" svg:width="1.385cm" svg:height="0.821cm" svg:x="18.89cm" svg:y="13.5cm">
            <draw:text-box>
              <text:p text:style-name="P3"><text:span text:style-name="T10">ip.c</text:span></text:p>
            </draw:text-box>
          </draw:frame>
          <draw:line draw:style-name="gr30" draw:text-style-name="P19" draw:layer="layout" svg:x1="24cm" svg:y1="3.5cm" svg:x2="18.5cm" svg:y2="8cm">
            <text:p text:style-name="P3"/>
          </draw:line>
          <draw:line draw:style-name="gr30" draw:text-style-name="P19" draw:layer="layout" svg:x1="18cm" svg:y1="10cm" svg:x2="19cm" svg:y2="15cm">
            <text:p text:style-name="P3"/>
          </draw:line>
          <draw:line draw:style-name="gr30" draw:text-style-name="P19" draw:layer="layout" svg:x1="18.5cm" svg:y1="17cm" svg:x2="8cm" svg:y2="2cm">
            <text:p text:style-name="P3"/>
          </draw:line>
          <draw:line draw:style-name="gr30" draw:text-style-name="P19" draw:layer="layout" svg:x1="7.5cm" svg:y1="3.5cm" svg:x2="6.5cm" svg:y2="6.5cm">
            <text:p text:style-name="P3"/>
          </draw:line>
          <draw:line draw:style-name="gr30" draw:text-style-name="P19" draw:layer="layout" svg:x1="6cm" svg:y1="7.5cm" svg:x2="5.5cm" svg:y2="9cm">
            <text:p text:style-name="P3"/>
          </draw:line>
          <draw:line draw:style-name="gr30" draw:text-style-name="P19" draw:layer="layout" svg:x1="7cm" svg:y1="10cm" svg:x2="6.5cm" svg:y2="12.5cm">
            <text:p text:style-name="P3"/>
          </draw:line>
          <draw:line draw:style-name="gr30" draw:text-style-name="P19" draw:layer="layout" svg:x1="6.5cm" svg:y1="13.5cm" svg:x2="6cm" svg:y2="14.5cm">
            <text:p text:style-name="P3"/>
          </draw:line>
          <draw:line draw:style-name="gr31" draw:text-style-name="P19" draw:layer="layout" svg:x1="7cm" svg:y1="9.5cm" svg:x2="10cm" svg:y2="10.5cm">
            <text:p text:style-name="P3"/>
          </draw:line>
          <draw:line draw:style-name="gr31" draw:text-style-name="P19" draw:layer="layout" svg:x1="10cm" svg:y1="12.5cm" svg:x2="7.5cm" svg:y2="15.5cm">
            <text:p text:style-name="P3"/>
          </draw:line>
          <draw:line draw:style-name="gr30" draw:text-style-name="P19" draw:layer="layout" svg:x1="6.5cm" svg:y1="16cm" svg:x2="6.5cm" svg:y2="17cm">
            <text:p text:style-name="P3"/>
          </draw:line>
          <draw:g>
            <draw:line draw:style-name="gr30" draw:text-style-name="P19" draw:layer="layout" svg:x1="1.5cm" svg:y1="15.5cm" svg:x2="3cm" svg:y2="13cm">
              <text:p text:style-name="P3"/>
            </draw:line>
            <draw:line draw:style-name="gr32" draw:text-style-name="P19" draw:layer="layout" svg:x1="3.5cm" svg:y1="20cm" svg:x2="1.5cm" svg:y2="15.5cm">
              <text:p text:style-name="P3"/>
            </draw:line>
          </draw:g>
          <draw:frame draw:style-name="gr29" draw:text-style-name="P17" draw:layer="layout" svg:width="0.801cm" svg:height="0.821cm" svg:x="20.199cm" svg:y="5.5cm">
            <draw:text-box>
              <text:p text:style-name="P3"><text:span text:style-name="T10">1</text:span></text:p>
            </draw:text-box>
          </draw:frame>
          <draw:frame draw:style-name="gr29" draw:text-style-name="P17" draw:layer="layout" svg:width="0.797cm" svg:height="0.821cm" svg:x="18cm" svg:y="12.5cm">
            <draw:text-box>
              <text:p text:style-name="P3"><text:span text:style-name="T10">2</text:span></text:p>
            </draw:text-box>
          </draw:frame>
          <draw:frame draw:style-name="gr29" draw:text-style-name="P17" draw:layer="layout" svg:width="0.797cm" svg:height="0.821cm" svg:x="10cm" svg:y="5.5cm">
            <draw:text-box>
              <text:p text:style-name="P3"><text:span text:style-name="T10">3</text:span></text:p>
            </draw:text-box>
          </draw:frame>
          <draw:frame draw:style-name="gr33" draw:text-style-name="P16" draw:layer="layout" svg:width="1cm" svg:height="0.821cm" svg:x="7cm" svg:y="4.679cm">
            <draw:text-box>
              <text:p text:style-name="P3"><text:span text:style-name="T10">4</text:span></text:p>
            </draw:text-box>
          </draw:frame>
          <draw:frame draw:style-name="gr29" draw:text-style-name="P17" draw:layer="layout" svg:width="0.797cm" svg:height="0.821cm" svg:x="6cm" svg:y="7.5cm">
            <draw:text-box>
              <text:p text:style-name="P3"><text:span text:style-name="T10">5</text:span></text:p>
            </draw:text-box>
          </draw:frame>
          <draw:frame draw:style-name="gr29" draw:text-style-name="P17" draw:layer="layout" svg:width="0.797cm" svg:height="0.821cm" svg:x="7.203cm" svg:y="9cm">
            <draw:text-box>
              <text:p text:style-name="P3"><text:span text:style-name="T10">6</text:span></text:p>
            </draw:text-box>
          </draw:frame>
          <draw:frame draw:style-name="gr34" draw:text-style-name="P16" draw:layer="layout" svg:width="0.797cm" svg:height="1.321cm" svg:x="6.703cm" svg:y="10cm">
            <draw:text-box>
              <text:p text:style-name="P3"><text:span text:style-name="T10">7</text:span></text:p>
            </draw:text-box>
          </draw:frame>
          <draw:frame draw:style-name="gr29" draw:text-style-name="P17" draw:layer="layout" svg:width="0.797cm" svg:height="0.821cm" svg:x="6.5cm" svg:y="13.179cm">
            <draw:text-box>
              <text:p text:style-name="P3"><text:span text:style-name="T10">8</text:span></text:p>
            </draw:text-box>
          </draw:frame>
          <draw:frame draw:style-name="gr29" draw:text-style-name="P17" draw:layer="layout" svg:width="0.797cm" svg:height="0.821cm" svg:x="9.203cm" svg:y="13.179cm">
            <draw:text-box>
              <text:p text:style-name="P3"><text:span text:style-name="T10">9</text:span></text:p>
            </draw:text-box>
          </draw:frame>
          <draw:frame draw:style-name="gr29" draw:text-style-name="P17" draw:layer="layout" svg:width="0.996cm" svg:height="0.821cm" svg:x="6.5cm" svg:y="16cm">
            <draw:text-box>
              <text:p text:style-name="P3"><text:span text:style-name="T10">10</text:span></text:p>
            </draw:text-box>
          </draw:frame>
          <draw:frame draw:style-name="gr29" draw:text-style-name="P17" draw:layer="layout" svg:width="1cm" svg:height="0.821cm" svg:x="3cm" svg:y="18.679cm">
            <draw:text-box>
              <text:p text:style-name="P3"><text:span text:style-name="T10">11</text:span></text:p>
            </draw:text-box>
          </draw:frame>
          <draw:frame draw:style-name="gr19" draw:text-style-name="P20" draw:layer="layout" svg:width="5.383cm" svg:height="1.775cm" svg:x="21.5cm" svg:y="5.225cm">
            <draw:text-box>
              <text:p text:style-name="P3"><text:span text:style-name="T7">“</text:span><text:span text:style-name="T7">c-&gt;wq”is defined as </text:span></text:p>
              <text:p text:style-name="P3"><text:span text:style-name="T7">“</text:span><text:span text:style-name="T7">qbypass(udpkick,c)”,</text:span></text:p>
              <text:p text:style-name="P3"><text:span text:style-name="T7">and no queuing occurs.</text:span></text:p>
            </draw:text-box>
          </draw:frame>
          <draw:frame draw:style-name="gr19" draw:text-style-name="P17" draw:layer="layout" svg:width="1.679cm" svg:height="0.721cm" svg:x="10cm" svg:y="12.5cm">
            <draw:text-box>
              <text:p text:style-name="P3"><text:span text:style-name="T10">qget()</text:span></text:p>
            </draw:text-box>
          </draw:frame>
          <draw:frame draw:style-name="gr19" draw:text-style-name="P17" draw:layer="layout" svg:width="2.263cm" svg:height="0.721cm" svg:x="10.5cm" svg:y="10.779cm">
            <draw:text-box>
              <text:p text:style-name="P3"><text:span text:style-name="T10">ether-&gt;oq</text:span></text:p>
            </draw:text-box>
          </draw:frame>
        </draw:g>
        <presentation:notes draw:style-name="dp2">
          <draw:page-thumbnail draw:style-name="gr13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21">
        <office:forms form:automatic-focus="false" form:apply-design-mode="false"/>
        <draw:g>
          <draw:frame draw:style-name="gr17" draw:text-style-name="P16" draw:layer="layout" svg:width="0.5cm" svg:height="7.073cm" svg:x="19.5cm" svg:y="2.491cm">
            <draw:text-box>
              <text:p text:style-name="P3">ipwrite()</text:p>
            </draw:text-box>
          </draw:frame>
          <draw:g>
            <draw:rect draw:style-name="gr18" draw:text-style-name="P9" draw:layer="layout" svg:width="6cm" svg:height="4cm" svg:x="15cm" svg:y="9.5cm">
              <text:p text:style-name="P3"/>
            </draw:rect>
            <draw:frame draw:style-name="gr20" draw:text-style-name="P16" draw:layer="layout" svg:width="1.484cm" svg:height="0.721cm" svg:x="15.516cm" svg:y="9cm">
              <draw:text-box>
                <text:p text:style-name="P3"><text:span text:style-name="T10">udp.c</text:span></text:p>
              </draw:text-box>
            </draw:frame>
            <draw:rect draw:style-name="gr5" draw:text-style-name="P9" draw:layer="layout" svg:width="5cm" svg:height="2cm" svg:x="15.5cm" svg:y="10.5cm">
              <text:p text:style-name="P3"/>
            </draw:rect>
            <draw:frame draw:style-name="gr19" draw:text-style-name="P17" draw:layer="layout" svg:width="3.622cm" svg:height="0.721cm" svg:x="15.781cm" svg:y="11.779cm">
              <draw:text-box>
                <text:p text:style-name="P3"><text:span text:style-name="T10">qpass(c-&gt;rq, bp)</text:span></text:p>
              </draw:text-box>
            </draw:frame>
            <draw:frame draw:style-name="gr20" draw:text-style-name="P16" draw:layer="layout" svg:width="2.669cm" svg:height="0.721cm" svg:x="15.843cm" svg:y="10.279cm">
              <draw:text-box>
                <text:p text:style-name="P3"><text:span text:style-name="T10">udpiput( <text:s/>)</text:span></text:p>
              </draw:text-box>
            </draw:frame>
          </draw:g>
          <draw:g>
            <draw:rect draw:style-name="gr18" draw:text-style-name="P9" draw:layer="layout" svg:width="6cm" svg:height="4cm" svg:x="21.5cm" svg:y="9.5cm">
              <text:p text:style-name="P3"/>
            </draw:rect>
            <draw:frame draw:style-name="gr20" draw:text-style-name="P16" draw:layer="layout" svg:width="1.48cm" svg:height="0.721cm" svg:x="22.02cm" svg:y="9cm">
              <draw:text-box>
                <text:p text:style-name="P3"><text:span text:style-name="T10">tcp.c</text:span></text:p>
              </draw:text-box>
            </draw:frame>
            <draw:rect draw:style-name="gr5" draw:text-style-name="P9" draw:layer="layout" svg:width="5cm" svg:height="2cm" svg:x="22cm" svg:y="10.5cm">
              <text:p text:style-name="P3"/>
            </draw:rect>
            <draw:frame draw:style-name="gr20" draw:text-style-name="P16" draw:layer="layout" svg:width="2.86cm" svg:height="0.721cm" svg:x="22.343cm" svg:y="10.279cm">
              <draw:text-box>
                <text:p text:style-name="P3"><text:span text:style-name="T10">tcpiput4( <text:s/>)</text:span></text:p>
              </draw:text-box>
            </draw:frame>
          </draw:g>
          <draw:g>
            <draw:rect draw:style-name="gr14" draw:text-style-name="P19" draw:layer="layout" svg:width="6cm" svg:height="1cm" svg:x="2.5cm" svg:y="19.5cm">
              <text:p text:style-name="P12"><text:span text:style-name="T10">Interrupt</text:span></text:p>
            </draw:rect>
            <draw:rect draw:style-name="gr18" draw:text-style-name="P19" draw:layer="layout" svg:width="0.5cm" svg:height="0.5cm" svg:x="2cm" svg:y="19cm">
              <text:p text:style-name="P3"/>
            </draw:rect>
          </draw:g>
          <draw:g>
            <draw:frame draw:style-name="gr20" draw:text-style-name="P16" draw:layer="layout" svg:width="2.661cm" svg:height="0.721cm" svg:x="3.31cm" svg:y="8.906cm">
              <draw:text-box>
                <text:p text:style-name="P3"><text:span text:style-name="T10">ipoput4( <text:s/>)</text:span></text:p>
              </draw:text-box>
            </draw:frame>
            <draw:rect draw:style-name="gr18" draw:text-style-name="P9" draw:layer="layout" svg:width="6cm" svg:height="5cm" svg:x="2.5cm" svg:y="8.5cm">
              <text:p text:style-name="P3"/>
            </draw:rect>
            <draw:rect draw:style-name="gr5" draw:text-style-name="P9" draw:layer="layout" svg:width="5.033cm" svg:height="1.567cm" svg:x="2.967cm" svg:y="9.127cm">
              <text:p text:style-name="P3"/>
            </draw:rect>
            <draw:frame draw:style-name="gr23" draw:text-style-name="P16" draw:layer="layout" svg:width="5.023cm" svg:height="0.933cm" svg:x="3.538cm" svg:y="9.761cm">
              <draw:text-box>
                <text:p text:style-name="P3"><text:span text:style-name="T10">netifbread(netfile-&gt;in)</text:span></text:p>
              </draw:text-box>
            </draw:frame>
            <draw:frame draw:style-name="gr20" draw:text-style-name="P16" draw:layer="layout" svg:width="3.245cm" svg:height="0.721cm" svg:x="3.243cm" svg:y="8.739cm">
              <draw:text-box>
                <text:p text:style-name="P3"><text:span text:style-name="T10">etherbread( <text:s/>)</text:span></text:p>
              </draw:text-box>
            </draw:frame>
            <draw:rect draw:style-name="gr5" draw:text-style-name="P9" draw:layer="layout" svg:width="5cm" svg:height="2cm" svg:x="3cm" svg:y="11.299cm">
              <text:p text:style-name="P3"/>
            </draw:rect>
            <draw:frame draw:style-name="gr21" draw:text-style-name="P16" draw:layer="layout" svg:width="2.661cm" svg:height="0.775cm" svg:x="3.238cm" svg:y="11cm">
              <draw:text-box>
                <text:p text:style-name="P3"><text:span text:style-name="T10">ipoput4( <text:s/>)</text:span></text:p>
              </draw:text-box>
            </draw:frame>
            <draw:rect draw:style-name="gr5" draw:text-style-name="P9" draw:layer="layout" svg:width="5cm" svg:height="2cm" svg:x="3cm" svg:y="11.299cm">
              <text:p text:style-name="P3"/>
            </draw:rect>
            <draw:frame draw:style-name="gr22" draw:text-style-name="P16" draw:layer="layout" svg:width="4.033cm" svg:height="1.003cm" svg:x="3.082cm" svg:y="11.799cm">
              <draw:text-box>
                <text:p text:style-name="P3"><text:span text:style-name="T10">qpass(netfile-&gt;in)</text:span></text:p>
              </draw:text-box>
            </draw:frame>
            <draw:frame draw:style-name="gr21" draw:text-style-name="P16" draw:layer="layout" svg:width="2.661cm" svg:height="0.775cm" svg:x="3.242cm" svg:y="11cm">
              <draw:text-box>
                <text:p text:style-name="P3"><text:span text:style-name="T10">etheriq( <text:s/>)</text:span></text:p>
              </draw:text-box>
            </draw:frame>
            <draw:frame draw:style-name="gr20" draw:text-style-name="P16" draw:layer="layout" svg:width="2.462cm" svg:height="0.721cm" svg:x="3.399cm" svg:y="8.023cm">
              <draw:text-box>
                <text:p text:style-name="P3"><text:span text:style-name="T10">devether,c</text:span></text:p>
              </draw:text-box>
            </draw:frame>
          </draw:g>
          <draw:g>
            <draw:g>
              <draw:circle draw:style-name="gr5" draw:text-style-name="P19" draw:layer="layout" svg:width="0.5cm" svg:height="0.5cm" svg:x="10cm" svg:y="10.5cm">
                <text:p text:style-name="P3"/>
              </draw:circle>
              <draw:circle draw:style-name="gr24" draw:text-style-name="P19" draw:layer="layout" svg:width="0.5cm" svg:height="0.5cm" svg:x="10cm" svg:y="11cm">
                <text:p text:style-name="P3"/>
              </draw:circle>
              <draw:circle draw:style-name="gr25" draw:text-style-name="P19" draw:layer="layout" svg:width="0.5cm" svg:height="0.5cm" svg:x="10cm" svg:y="11.5cm">
                <text:p text:style-name="P3"/>
              </draw:circle>
            </draw:g>
            <draw:line draw:style-name="gr26" draw:text-style-name="P19" draw:layer="layout" svg:x1="10cm" svg:y1="10.5cm" svg:x2="10cm" svg:y2="12cm">
              <text:p text:style-name="P3"/>
            </draw:line>
            <draw:line draw:style-name="gr27" draw:text-style-name="P19" draw:layer="layout" svg:x1="10.5cm" svg:y1="10.5cm" svg:x2="10.5cm" svg:y2="12cm">
              <text:p text:style-name="P3"/>
            </draw:line>
          </draw:g>
          <draw:g>
            <draw:rect draw:style-name="gr18" draw:text-style-name="P9" draw:layer="layout" svg:width="6cm" svg:height="4cm" svg:x="2.5cm" svg:y="14.5cm">
              <text:p text:style-name="P3"/>
            </draw:rect>
            <draw:frame draw:style-name="gr21" draw:text-style-name="P16" draw:layer="layout" svg:width="2.661cm" svg:height="0.775cm" svg:x="3.343cm" svg:y="16.279cm">
              <draw:text-box>
                <text:p text:style-name="P3"><text:span text:style-name="T10">ipoput4( <text:s/>)</text:span></text:p>
              </draw:text-box>
            </draw:frame>
            <draw:rect draw:style-name="gr5" draw:text-style-name="P9" draw:layer="layout" svg:width="5cm" svg:height="1.5cm" svg:x="3cm" svg:y="16.5cm">
              <text:p text:style-name="P3"/>
            </draw:rect>
            <draw:frame draw:style-name="gr22" draw:text-style-name="P16" draw:layer="layout" svg:width="2.458cm" svg:height="1.003cm" svg:x="4.5cm" svg:y="17cm">
              <draw:text-box>
                <text:p text:style-name="P3"><text:span text:style-name="T10">Receive( )</text:span></text:p>
              </draw:text-box>
            </draw:frame>
            <draw:frame draw:style-name="gr21" draw:text-style-name="P16" draw:layer="layout" svg:width="3.059cm" svg:height="0.775cm" svg:x="3.276cm" svg:y="16.112cm">
              <draw:text-box>
                <text:p text:style-name="P3"><text:span text:style-name="T10">interrupt( <text:s/>)</text:span></text:p>
              </draw:text-box>
            </draw:frame>
            <draw:g>
              <draw:rect draw:style-name="gr1" draw:text-style-name="P19" draw:layer="layout" svg:width="5.033cm" svg:height="1.067cm" svg:x="3cm" svg:y="14.933cm">
                <text:p text:style-name="P12"><text:span text:style-name="T10">etheriq( )</text:span></text:p>
              </draw:rect>
              <draw:frame draw:style-name="gr20" draw:text-style-name="P16" draw:layer="layout" svg:width="2.458cm" svg:height="0.721cm" svg:x="4.033cm" svg:y="14.5cm">
                <draw:text-box>
                  <text:p text:style-name="P3"><text:span text:style-name="T10">receive( )</text:span></text:p>
                </draw:text-box>
              </draw:frame>
            </draw:g>
            <draw:frame draw:style-name="gr28" draw:text-style-name="P16" draw:layer="layout" svg:width="2.952cm" svg:height="0.821cm" svg:x="3.398cm" svg:y="14cm">
              <draw:text-box>
                <text:p text:style-name="P3"><text:span text:style-name="T10">ether8390( )</text:span></text:p>
              </draw:text-box>
            </draw:frame>
          </draw:g>
          <draw:g>
            <draw:g>
              <draw:rect draw:style-name="gr18" draw:text-style-name="P9" draw:layer="layout" svg:width="6.5cm" svg:height="4cm" svg:x="17.5cm" svg:y="1cm">
                <text:p text:style-name="P3"/>
              </draw:rect>
              <draw:rect draw:style-name="gr5" draw:text-style-name="P9" draw:layer="layout" svg:width="5cm" svg:height="2cm" svg:x="18cm" svg:y="2cm">
                <text:p text:style-name="P3"/>
              </draw:rect>
              <draw:frame draw:style-name="gr19" draw:text-style-name="P17" draw:layer="layout" svg:width="4.02cm" svg:height="0.721cm" svg:x="18.281cm" svg:y="3.279cm">
                <draw:text-box>
                  <text:p text:style-name="P3"><text:span text:style-name="T10">qread(c-&gt;rq, a, n)</text:span></text:p>
                </draw:text-box>
              </draw:frame>
              <draw:frame draw:style-name="gr20" draw:text-style-name="P16" draw:layer="layout" svg:width="2.462cm" svg:height="0.721cm" svg:x="18.343cm" svg:y="1.779cm">
                <draw:text-box>
                  <text:p text:style-name="P3"><text:span text:style-name="T10">ipread( <text:s/>)</text:span></text:p>
                </draw:text-box>
              </draw:frame>
            </draw:g>
            <draw:frame draw:style-name="gr28" draw:text-style-name="P16" draw:layer="layout" svg:width="1.974cm" svg:height="0.821cm" svg:x="20cm" svg:y="0.5cm">
              <draw:text-box>
                <text:p text:style-name="P3"><text:span text:style-name="T10">devip.c</text:span></text:p>
              </draw:text-box>
            </draw:frame>
          </draw:g>
          <draw:frame draw:style-name="gr29" draw:text-style-name="P17" draw:layer="layout" svg:width="2.376cm" svg:height="0.821cm" svg:x="8.624cm" svg:y="19.679cm">
            <draw:text-box>
              <text:p text:style-name="P3"><text:span text:style-name="T10">interrupt</text:span></text:p>
            </draw:text-box>
          </draw:frame>
          <draw:frame draw:style-name="gr19" draw:text-style-name="P17" draw:layer="layout" svg:width="1.679cm" svg:height="0.721cm" svg:x="10cm" svg:y="12.5cm">
            <draw:text-box>
              <text:p text:style-name="P3"><text:span text:style-name="T10">qget()</text:span></text:p>
            </draw:text-box>
          </draw:frame>
          <draw:frame draw:style-name="gr19" draw:text-style-name="P17" draw:layer="layout" svg:width="2.263cm" svg:height="0.721cm" svg:x="10.5cm" svg:y="10.779cm">
            <draw:text-box>
              <text:p text:style-name="P3"><text:span text:style-name="T10">ether-&gt;oq</text:span></text:p>
            </draw:text-box>
          </draw:frame>
          <draw:g>
            <draw:g>
              <draw:circle draw:style-name="gr5" draw:text-style-name="P19" draw:layer="layout" svg:width="0.5cm" svg:height="0.5cm" svg:x="19.5cm" svg:y="6cm">
                <text:p text:style-name="P3"/>
              </draw:circle>
              <draw:circle draw:style-name="gr24" draw:text-style-name="P19" draw:layer="layout" svg:width="0.5cm" svg:height="0.5cm" svg:x="19.5cm" svg:y="6.5cm">
                <text:p text:style-name="P3"/>
              </draw:circle>
              <draw:circle draw:style-name="gr25" draw:text-style-name="P19" draw:layer="layout" svg:width="0.5cm" svg:height="0.5cm" svg:x="19.5cm" svg:y="7cm">
                <text:p text:style-name="P3"/>
              </draw:circle>
            </draw:g>
            <draw:line draw:style-name="gr26" draw:text-style-name="P19" draw:layer="layout" svg:x1="19.5cm" svg:y1="6cm" svg:x2="19.5cm" svg:y2="7.5cm">
              <text:p text:style-name="P3"/>
            </draw:line>
            <draw:line draw:style-name="gr27" draw:text-style-name="P19" draw:layer="layout" svg:x1="20cm" svg:y1="6cm" svg:x2="20cm" svg:y2="7.5cm">
              <text:p text:style-name="P3"/>
            </draw:line>
          </draw:g>
          <draw:frame draw:style-name="gr19" draw:text-style-name="P17" draw:layer="layout" svg:width="2.259cm" svg:height="0.721cm" svg:x="20.241cm" svg:y="7.5cm">
            <draw:text-box>
              <text:p text:style-name="P3"><text:span text:style-name="T10">qpass(..)</text:span></text:p>
            </draw:text-box>
          </draw:frame>
          <draw:frame draw:style-name="gr19" draw:text-style-name="P17" draw:layer="layout" svg:width="2.458cm" svg:height="0.721cm" svg:x="20.475cm" svg:y="6cm">
            <draw:text-box>
              <text:p text:style-name="P3"><text:span text:style-name="T10">qbread(..)</text:span></text:p>
            </draw:text-box>
          </draw:frame>
          <draw:g>
            <draw:frame draw:style-name="gr19" draw:text-style-name="P17" draw:layer="layout" svg:width="2.852cm" svg:height="0.721cm" svg:x="19cm" svg:y="17.5cm">
              <draw:text-box>
                <text:p text:style-name="P3"><text:span text:style-name="T10">(*p-&gt;rcv)( )</text:span></text:p>
              </draw:text-box>
            </draw:frame>
            <draw:frame draw:style-name="gr35" draw:text-style-name="P16" draw:layer="layout" svg:width="0.502cm" svg:height="1.267cm" svg:x="18.843cm" svg:y="16.779cm">
              <draw:text-box>
                <text:p text:style-name="P3"/>
              </draw:text-box>
            </draw:frame>
            <draw:rect draw:style-name="gr18" draw:text-style-name="P9" draw:layer="layout" svg:width="6cm" svg:height="4.5cm" svg:x="18cm" svg:y="16cm">
              <text:p text:style-name="P3"/>
            </draw:rect>
            <draw:rect draw:style-name="gr5" draw:text-style-name="P9" draw:layer="layout" svg:width="5cm" svg:height="1.5cm" svg:x="18.5cm" svg:y="16.749cm">
              <text:p text:style-name="P3"/>
            </draw:rect>
            <draw:frame draw:style-name="gr20" draw:text-style-name="P16" draw:layer="layout" svg:width="2.665cm" svg:height="0.721cm" svg:x="18.835cm" svg:y="16.279cm">
              <draw:text-box>
                <text:p text:style-name="P3"><text:span text:style-name="T10">ipiput4( <text:s/>)</text:span></text:p>
              </draw:text-box>
            </draw:frame>
            <draw:frame draw:style-name="gr28" draw:text-style-name="P16" draw:layer="layout" svg:width="1.385cm" svg:height="0.821cm" svg:x="18.89cm" svg:y="15.5cm">
              <draw:text-box>
                <text:p text:style-name="P3"><text:span text:style-name="T10">ip.c</text:span></text:p>
              </draw:text-box>
            </draw:frame>
            <draw:rect draw:style-name="gr5" draw:text-style-name="P19" draw:layer="layout" svg:width="5cm" svg:height="1cm" svg:x="18.5cm" svg:y="19cm">
              <text:p text:style-name="P3"/>
            </draw:rect>
            <draw:frame draw:style-name="gr20" draw:text-style-name="P16" draw:layer="layout" svg:width="3.427cm" svg:height="0.721cm" svg:x="19.5cm" svg:y="18.5cm">
              <draw:text-box>
                <text:p text:style-name="P3"><text:span text:style-name="T10">ip4ressemble( )</text:span></text:p>
              </draw:text-box>
            </draw:frame>
          </draw:g>
          <draw:line draw:style-name="gr7" draw:text-style-name="P19" draw:layer="layout" svg:x1="4cm" svg:y1="20cm" svg:x2="4cm" svg:y2="17cm">
            <text:p text:style-name="P3"/>
          </draw:line>
          <draw:line draw:style-name="gr7" draw:text-style-name="P19" draw:layer="layout" svg:x1="7.5cm" svg:y1="17.5cm" svg:x2="7.5cm" svg:y2="15cm">
            <text:p text:style-name="P3"/>
          </draw:line>
          <draw:line draw:style-name="gr7" draw:text-style-name="P19" draw:layer="layout" svg:x1="6.5cm" svg:y1="15.5cm" svg:x2="5.5cm" svg:y2="12.5cm">
            <text:p text:style-name="P3"/>
          </draw:line>
          <draw:line draw:style-name="gr7" draw:text-style-name="P19" draw:layer="layout" svg:x1="7cm" svg:y1="12cm" svg:x2="9.5cm" svg:y2="12cm">
            <text:p text:style-name="P3"/>
          </draw:line>
          <draw:line draw:style-name="gr7" draw:text-style-name="P19" draw:layer="layout" svg:x1="10cm" svg:y1="10.5cm" svg:x2="8.5cm" svg:y2="10.5cm">
            <text:p text:style-name="P3"/>
          </draw:line>
          <draw:line draw:style-name="gr7" draw:text-style-name="P19" draw:layer="layout" svg:x1="7.5cm" svg:y1="10cm" svg:x2="7cm" svg:y2="5.5cm">
            <text:p text:style-name="P3"/>
          </draw:line>
          <draw:line draw:style-name="gr7" draw:text-style-name="P19" draw:layer="layout" svg:x1="5.5cm" svg:y1="6cm" svg:x2="18.5cm" svg:y2="16.5cm">
            <text:p text:style-name="P3"/>
          </draw:line>
          <draw:line draw:style-name="gr7" draw:text-style-name="P19" draw:layer="layout" svg:x1="22cm" svg:y1="18cm" svg:x2="19.5cm" svg:y2="12.5cm">
            <text:p text:style-name="P3"/>
          </draw:line>
          <draw:line draw:style-name="gr7" draw:text-style-name="P19" draw:layer="layout" svg:x1="19.722cm" svg:y1="12cm" svg:x2="19.722cm" svg:y2="7.5cm">
            <text:p text:style-name="P3"/>
          </draw:line>
          <draw:line draw:style-name="gr7" draw:text-style-name="P19" draw:layer="layout" svg:x1="19.5cm" svg:y1="6cm" svg:x2="19.723cm" svg:y2="4cm">
            <text:p text:style-name="P3"/>
          </draw:line>
          <draw:frame draw:style-name="gr19" draw:text-style-name="P17" draw:layer="layout" svg:width="0.701cm" svg:height="0.721cm" svg:x="3.5cm" svg:y="18.779cm">
            <draw:text-box>
              <text:p text:style-name="P3"><text:span text:style-name="T10">1</text:span></text:p>
            </draw:text-box>
          </draw:frame>
          <draw:frame draw:style-name="gr19" draw:text-style-name="P17" draw:layer="layout" svg:width="0.697cm" svg:height="0.721cm" svg:x="7cm" svg:y="16cm">
            <draw:text-box>
              <text:p text:style-name="P3"><text:span text:style-name="T10">2</text:span></text:p>
            </draw:text-box>
          </draw:frame>
          <draw:frame draw:style-name="gr19" draw:text-style-name="P17" draw:layer="layout" svg:width="0.697cm" svg:height="0.721cm" svg:x="6cm" svg:y="13.5cm">
            <draw:text-box>
              <text:p text:style-name="P3"><text:span text:style-name="T10">3</text:span></text:p>
            </draw:text-box>
          </draw:frame>
          <draw:frame draw:style-name="gr19" draw:text-style-name="P17" draw:layer="layout" svg:width="0.697cm" svg:height="0.721cm" svg:x="8.5cm" svg:y="12cm">
            <draw:text-box>
              <text:p text:style-name="P3"><text:span text:style-name="T10">4</text:span></text:p>
            </draw:text-box>
          </draw:frame>
          <draw:frame draw:style-name="gr19" draw:text-style-name="P17" draw:layer="layout" svg:width="0.697cm" svg:height="0.721cm" svg:x="9cm" svg:y="10.364cm">
            <draw:text-box>
              <text:p text:style-name="P3"><text:span text:style-name="T10">5</text:span></text:p>
            </draw:text-box>
          </draw:frame>
          <draw:frame draw:style-name="gr36" draw:text-style-name="P16" draw:layer="layout" svg:width="0.697cm" svg:height="0.721cm" svg:x="6.803cm" svg:y="7.779cm">
            <draw:text-box>
              <text:p text:style-name="P3"><text:span text:style-name="T10">6</text:span></text:p>
            </draw:text-box>
          </draw:frame>
          <draw:frame draw:style-name="gr19" draw:text-style-name="P17" draw:layer="layout" svg:width="0.697cm" svg:height="0.721cm" svg:x="15.377cm" svg:y="14.5cm">
            <draw:text-box>
              <text:p text:style-name="P3"><text:span text:style-name="T10">7</text:span></text:p>
            </draw:text-box>
          </draw:frame>
          <draw:frame draw:style-name="gr19" draw:text-style-name="P17" draw:layer="layout" svg:width="0.697cm" svg:height="0.721cm" svg:x="20cm" svg:y="14.932cm">
            <draw:text-box>
              <text:p text:style-name="P3"><text:span text:style-name="T10">8</text:span></text:p>
            </draw:text-box>
          </draw:frame>
          <draw:frame draw:style-name="gr19" draw:text-style-name="P17" draw:layer="layout" svg:width="0.697cm" svg:height="0.721cm" svg:x="19cm" svg:y="8.5cm">
            <draw:text-box>
              <text:p text:style-name="P3"><text:span text:style-name="T10">9</text:span></text:p>
            </draw:text-box>
          </draw:frame>
          <draw:frame draw:style-name="gr19" draw:text-style-name="P17" draw:layer="layout" svg:width="0.896cm" svg:height="0.721cm" svg:x="19.5cm" svg:y="5cm">
            <draw:text-box>
              <text:p text:style-name="P3"><text:span text:style-name="T10">10</text:span></text:p>
            </draw:text-box>
          </draw:frame>
          <draw:g>
            <draw:frame draw:style-name="gr20" draw:text-style-name="P18" draw:layer="layout" svg:width="1.353cm" svg:height="0.759cm" svg:x="3.321cm" svg:y="0.5cm">
              <draw:text-box>
                <text:p text:style-name="P3"><text:span text:style-name="T7">ip.c</text:span></text:p>
              </draw:text-box>
            </draw:frame>
            <draw:rect draw:style-name="gr18" draw:text-style-name="P9" draw:layer="layout" svg:width="6.5cm" svg:height="6cm" svg:x="2cm" svg:y="1cm">
              <text:p text:style-name="P3"/>
            </draw:rect>
            <draw:frame draw:style-name="gr20" draw:text-style-name="P18" draw:layer="layout" svg:width="3.262cm" svg:height="0.759cm" svg:x="3.321cm" svg:y="0.5cm">
              <draw:text-box>
                <text:p text:style-name="P3"><text:span text:style-name="T7">ethermedium.c</text:span></text:p>
              </draw:text-box>
            </draw:frame>
            <draw:rect draw:style-name="gr5" draw:text-style-name="P9" draw:layer="layout" svg:width="5.326cm" svg:height="1cm" svg:x="2.674cm" svg:y="1.5cm">
              <text:p text:style-name="P3"/>
            </draw:rect>
            <draw:frame draw:style-name="gr19" draw:text-style-name="P17" draw:layer="layout" svg:width="5.197cm" svg:height="0.721cm" svg:x="3cm" svg:y="2cm">
              <draw:text-box>
                <text:p text:style-name="P3"><text:span text:style-name="T10">Boot-time: create thread</text:span></text:p>
              </draw:text-box>
            </draw:frame>
            <draw:frame draw:style-name="gr20" draw:text-style-name="P16" draw:layer="layout" svg:width="3.652cm" svg:height="0.721cm" svg:x="3.5cm" svg:y="1.279cm">
              <draw:text-box>
                <text:p text:style-name="P3"><text:span text:style-name="T10">etherbind(ipifc)</text:span></text:p>
              </draw:text-box>
            </draw:frame>
            <draw:rect draw:style-name="gr18" draw:text-style-name="P9" draw:layer="layout" svg:width="5.174cm" svg:height="3cm" svg:x="3cm" svg:y="3.5cm">
              <text:p text:style-name="P3"/>
            </draw:rect>
            <draw:frame draw:style-name="gr37" draw:text-style-name="P16" draw:layer="layout" svg:width="5.197cm" svg:height="2.601cm" svg:x="3.174cm" svg:y="4cm">
              <draw:text-box>
                <text:p text:style-name="P3"><text:span text:style-name="T10">For(;;){</text:span></text:p>
                <text:p text:style-name="P3"><text:span text:style-name="T10"><text:s/></text:span><text:span text:style-name="T10">bp= devtab[.]-&gt;bread(.)</text:span></text:p>
                <text:p text:style-name="P3"><text:span text:style-name="T10"><text:s text:c="3"/></text:span><text:span text:style-name="T10">;</text:span></text:p>
                <text:p text:style-name="P3"><text:span text:style-name="T10"><text:s/></text:span><text:span text:style-name="T10">ipiput4(bp)</text:span></text:p>
                <text:p text:style-name="P3"><text:span text:style-name="T10">}</text:span></text:p>
              </draw:text-box>
            </draw:frame>
            <draw:frame draw:style-name="gr38" draw:text-style-name="P16" draw:layer="layout" svg:width="3.245cm" svg:height="1.14cm" svg:x="4.008cm" svg:y="3.139cm">
              <draw:text-box>
                <text:p text:style-name="P3"><text:span text:style-name="T10">etherread4( <text:s/>)</text:span></text:p>
              </draw:text-box>
            </draw:frame>
            <draw:rect draw:style-name="gr18" draw:text-style-name="P9" draw:layer="layout" svg:width="0.5cm" svg:height="0.5cm" svg:x="2.5cm" svg:y="3cm">
              <text:p text:style-name="P3"/>
            </draw:rect>
          </draw:g>
        </draw:g>
        <presentation:notes draw:style-name="dp2">
          <draw:page-thumbnail draw:style-name="gr13" draw:layer="layout" svg:width="14.848cm" svg:height="11.135cm" svg:x="3.075cm" svg:y="2.257cm" draw:page-number="4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katsumi maruyama</meta:initial-creator>
    <meta:creation-date>2009-04-20T05:28:35</meta:creation-date>
    <dc:creator>Kastumi Maruyama</dc:creator>
    <dc:date>2009-06-25T15:48:37</dc:date>
    <meta:editing-cycles>27</meta:editing-cycles>
    <meta:editing-duration>PT4H20M42S</meta:editing-duration>
    <meta:user-defined meta:name="Info 1"/>
    <meta:user-defined meta:name="Info 2"/>
    <meta:user-defined meta:name="Info 3"/>
    <meta:user-defined meta:name="Info 4"/>
    <meta:document-statistic meta:object-count="295"/>
  </office:meta>
</office:document-meta>
</file>